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eature: Input Field "Number of tentacles" Validation</text:p>
      <text:p text:style-name="Normal">This feature describes the behaviour of the numeric input field for "Number of tentacles".</text:p>
      <text:p text:style-name="Normal"/>
      <text:p text:style-name="Normal">Scenario<text:s/>Outline: Valid Input - Success Message</text:p>
      <text:p text:style-name="Normal">Given the user is on the form with the<text:s/>"Number of tentacles" field</text:p>
      <text:p text:style-name="Normal">When the user enters a valid number of tentacles between 10 and 100 (e.g., 55,99,33)</text:p>
      <text:p text:style-name="Normal">And the user clicks the "Send" button</text:p>
      <text:p text:style-name="Normal">Then the user should see a "Success" message</text:p>
      <text:p text:style-name="Normal"/>
      <text:p text:style-name="Normal">Scenario<text:s/>Outline: Invalid Input - Less Than Minimum Value - Error Message</text:p>
      <text:p text:style-name="Normal">Given the user is on the form with the "Number of tentacles" field</text:p>
      <text:p text:style-name="Normal">When the user enters a number less than the minimum value (9)</text:p>
      <text:p text:style-name="Normal">And the user clicks the "Send" button</text:p>
      <text:p text:style-name="Normal">Then the user should see an "Error" message indicating the value is too low</text:p>
      <text:p text:style-name="Normal"/>
      <text:p text:style-name="Normal">Scenario<text:s/>Outline: Invalid Input - Negative Value - Error Message</text:p>
      <text:p text:style-name="Normal">Given the user is on the form with the "Number of tentacles" field</text:p>
      <text:p text:style-name="Normal">When the user enters a Negative value (-55)</text:p>
      <text:p text:style-name="Normal">And the user clicks the "Send" button</text:p>
      <text:p text:style-name="Normal">Then the user should see an "Error" message<text:s/>indicating value should not be Negative</text:p>
      <text:p text:style-name="Normal"/>
      <text:p text:style-name="Normal">Scenario<text:s/>Outline: Invalid Input - Decimal Value - Error Message</text:p>
      <text:p text:style-name="Normal">Given the user is on the form with the "Number of tentacles" field</text:p>
      <text:p text:style-name="Normal">When the user enters a decimal value (35.9)</text:p>
      <text:p text:style-name="Normal">And the user clicks the "Send" button</text:p>
      <text:p text:style-name="Normal">Then the user should see an "Error" message indicating value should not be decimal</text:p>
      <text:p text:style-name="Normal"/>
      <text:p text:style-name="Normal">Scenario<text:s/>Outline: Invalid Input - More Than Maximum Value - Error Message</text:p>
      <text:p text:style-name="Normal">Given the user is on the form with the "Number of tentacles" field</text:p>
      <text:p text:style-name="Normal">When the user enters a number more than the maximum value (101)</text:p>
      <text:p text:style-name="Normal">And the user clicks the "Send" button</text:p>
      <text:p text:style-name="Normal">Then the user should see an "Error" message indicating the value is too high</text:p>
      <text:p text:style-name="Normal"/>
      <text:p text:style-name="Normal">Scenario<text:s/>Outline: Invalid Input – No Value - Error Message</text:p>
      <text:p text:style-name="Normal">Given the user is on the form with the "Number of tentacles" field</text:p>
      <text:p text:style-name="Normal">When the user enters Nothing as Value for "Number of tentacles" field.</text:p>
      <text:p text:style-name="Normal">And the user clicks the "Send" button</text:p>
      <text:p text:style-name="Normal">Then the user should see an "Error" message indicating there is no value.</text:p>
      <text:p text:style-name="Normal"/>
      <text:p text:style-name="Normal">Scenario<text:s/>Outline: Invalid Input – Spacebar Value - Error Message</text:p>
      <text:p text:style-name="Normal">Given the user is on the form with the "Number of tentacles" field</text:p>
      <text:p text:style-name="Normal">When the user enters space as Value for "Number of tentacles" field.( e.g.,” <text:s text:c="2"/>“)</text:p>
      <text:p text:style-name="Normal">And the user clicks the "Send" button</text:p>
      <text:p text:style-name="Normal">Then the user should see an "Error" message indicating the value cannot be blank space.</text:p>
      <text:p text:style-name="Normal"/>
      <text:p text:style-name="Normal">Scenario<text:s/>Outline: Invalid Input - Text Value Error Message</text:p>
      <text:p text:style-name="Normal">Given the user is on the form with the "Number of tentacles" field</text:p>
      <text:p text:style-name="Normal">When the user enters a non-numeric value (e.g., "I am Batman")</text:p>
      <text:p text:style-name="Normal">And the user clicks the "Send" button</text:p>
      <text:p text:style-name="Normal">Then the user should see an "Error" message indicating only numbers are allowed</text:p>
      <text:p text:style-name="Normal"/>
      <text:p text:style-name="Normal">Scenario<text:s/>Outline: Invalid Input – Special characters Value - Error Message</text:p>
      <text:p text:style-name="Normal">Given the user is on the form with the "Number of tentacles" field</text:p>
      <text:p text:style-name="Normal">When the user enters a non-numeric value (e.g., "@!$#")</text:p>
      <text:p text:style-name="Normal">And the user<text:s/>clicks the "Send" button</text:p>
      <text:p text:style-name="Normal">Then the user should see an "Error" message indicating only numbers are allowed</text:p>
      <text:p text:style-name="Normal"/>
      <text:p text:style-name="Normal">Scenario<text:s/>Outline:<text:s/>Valid Input – Copy-Paste Numeric Value - Success Message</text:p>
      <text:p text:style-name="Normal">Given the user is on the form with the "Number of tentacles" field</text:p>
      <text:p text:style-name="Normal">When the user pastes valid numeric value in the "Number of tentacles" field(8)</text:p>
      <text:p text:style-name="Normal">And the user clicks the "Send" button</text:p>
      <text:p text:style-name="Normal">Then same numeric value should be pasted in the field</text:p>
      <text:p text:style-name="Normal">And the user should see a "Success" messag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vashish Biswas</meta:initial-creator>
    <dc:creator>Devashish Biswas</dc:creator>
    <meta:creation-date>2024-06-10T12:08:00Z</meta:creation-date>
    <dc:date>2024-06-11T08:39:00Z</dc:date>
    <meta:template xlink:href="Normal" xlink:type="simple"/>
    <meta:editing-cycles>2</meta:editing-cycles>
    <meta:editing-duration>PT4320S</meta:editing-duration>
    <meta:document-statistic meta:page-count="1" meta:paragraph-count="6" meta:word-count="492" meta:character-count="3294" meta:row-count="23" meta:non-whitespace-character-count="2808"/>
  </office:meta>
</office:document-meta>
</file>